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,Italic" svg:font-family="'TimesNewRoman,Italic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d0f57" officeooo:paragraph-rsid="00145080"/>
    </style:style>
    <style:style style:name="P2" style:family="paragraph" style:parent-style-name="Standard" style:list-style-name="L4">
      <style:text-properties officeooo:rsid="002d0f57" officeooo:paragraph-rsid="001851ee"/>
    </style:style>
    <style:style style:name="P3" style:family="paragraph" style:parent-style-name="Standard" style:list-style-name="L1">
      <style:text-properties officeooo:rsid="0012f97b" officeooo:paragraph-rsid="00145080"/>
    </style:style>
    <style:style style:name="P4" style:family="paragraph" style:parent-style-name="Standard" style:list-style-name="L1">
      <style:text-properties officeooo:rsid="0027ff1f" officeooo:paragraph-rsid="00145080"/>
    </style:style>
    <style:style style:name="P5" style:family="paragraph" style:parent-style-name="Standard" style:list-style-name="L1">
      <style:text-properties officeooo:rsid="002282e9" officeooo:paragraph-rsid="00145080"/>
    </style:style>
    <style:style style:name="P6" style:family="paragraph" style:parent-style-name="Standard" style:list-style-name="L1">
      <style:text-properties officeooo:rsid="002330a4" officeooo:paragraph-rsid="00145080"/>
    </style:style>
    <style:style style:name="P7" style:family="paragraph" style:parent-style-name="Standard" style:list-style-name="L1">
      <style:text-properties officeooo:rsid="002644cd" officeooo:paragraph-rsid="00145080"/>
    </style:style>
    <style:style style:name="P8" style:family="paragraph" style:parent-style-name="Standard" style:list-style-name="L1">
      <style:text-properties officeooo:rsid="001502d4" officeooo:paragraph-rsid="00145080"/>
    </style:style>
    <style:style style:name="P9" style:family="paragraph" style:parent-style-name="Standard" style:list-style-name="L4">
      <style:text-properties officeooo:rsid="001502d4" officeooo:paragraph-rsid="001851ee"/>
    </style:style>
    <style:style style:name="P10" style:family="paragraph" style:parent-style-name="Standard" style:list-style-name="L1">
      <style:text-properties officeooo:rsid="0013f743" officeooo:paragraph-rsid="00145080"/>
    </style:style>
    <style:style style:name="P11" style:family="paragraph" style:parent-style-name="Standard" style:list-style-name="L1">
      <style:text-properties officeooo:rsid="0024f90b" officeooo:paragraph-rsid="00145080"/>
    </style:style>
    <style:style style:name="P12" style:family="paragraph" style:parent-style-name="Standard" style:list-style-name="L1">
      <style:text-properties officeooo:rsid="0020b634" officeooo:paragraph-rsid="00145080"/>
    </style:style>
    <style:style style:name="P13" style:family="paragraph" style:parent-style-name="Standard" style:list-style-name="L1">
      <style:text-properties officeooo:rsid="002b9fb8" officeooo:paragraph-rsid="00145080"/>
    </style:style>
    <style:style style:name="P14" style:family="paragraph" style:parent-style-name="Standard" style:list-style-name="L2">
      <style:text-properties officeooo:paragraph-rsid="00145080"/>
    </style:style>
    <style:style style:name="P15" style:family="paragraph" style:parent-style-name="Standard" style:list-style-name="L4">
      <style:text-properties officeooo:paragraph-rsid="001851ee"/>
    </style:style>
    <style:style style:name="P16" style:family="paragraph" style:parent-style-name="Standard" style:list-style-name="L4">
      <style:paragraph-properties fo:break-before="page"/>
      <style:text-properties officeooo:rsid="001502d4" officeooo:paragraph-rsid="001851ee"/>
    </style:style>
    <style:style style:name="T1" style:family="text">
      <style:text-properties fo:color="#000000" loext:opacity="100%" style:text-position="0% 100%" style:font-name="TimesNewRoman,Italic" fo:font-size="11.5pt" fo:font-style="normal" fo:font-weight="normal" style:font-size-asian="11.5pt" style:font-style-asian="normal" style:font-weight-asian="normal" style:font-style-complex="normal"/>
    </style:style>
    <style:style style:name="T2" style:family="text">
      <style:text-properties fo:color="#000000" loext:opacity="100%" style:text-position="super 58%" style:font-name="TimesNewRoman,Italic" fo:font-size="11.5pt" fo:font-style="normal" fo:font-weight="normal" style:font-size-asian="11.5pt" style:font-style-asian="normal" style:font-weight-asian="normal" style:font-style-complex="normal"/>
    </style:style>
    <style:style style:name="T3" style:family="text">
      <style:text-properties fo:color="#000000" loext:opacity="100%" style:text-position="super 58%" style:font-name="TimesNewRoman,Italic" fo:font-size="11.5pt" fo:font-style="italic" fo:font-weight="normal" style:font-size-asian="11.5pt" style:font-style-asian="italic" style:font-weight-asian="normal"/>
    </style:style>
    <style:style style:name="T4" style:family="text">
      <style:text-properties fo:color="#000000" loext:opacity="100%" style:font-name="TimesNewRoman,Italic" fo:font-size="11.5pt" fo:font-style="italic" fo:font-weight="normal" style:font-size-asian="11.5pt" style:font-style-asian="italic" style:font-weight-asian="normal"/>
    </style:style>
    <style:style style:name="T5" style:family="text">
      <style:text-properties fo:color="#000000" loext:opacity="100%" style:font-name="Symbol" fo:font-size="11.5pt" fo:font-style="normal" fo:font-weight="normal" style:font-size-asian="11.5pt" style:font-style-asian="normal" style:font-weight-asian="normal"/>
    </style:style>
    <style:style style:name="T6" style:family="text">
      <style:text-properties officeooo:rsid="001502d4"/>
    </style:style>
    <style:style style:name="T7" style:family="text">
      <style:text-properties officeooo:rsid="002282e9"/>
    </style:style>
    <style:style style:name="T8" style:family="text">
      <style:text-properties officeooo:rsid="0013f743"/>
    </style:style>
    <style:style style:name="T9" style:family="text">
      <style:text-properties officeooo:rsid="001e91c3"/>
    </style:style>
    <style:style style:name="T10" style:family="text">
      <style:text-properties officeooo:rsid="0027a037"/>
    </style:style>
    <style:style style:name="T11" style:family="text">
      <style:text-properties officeooo:rsid="0026b6cc"/>
    </style:style>
    <style:style style:name="T12" style:family="text">
      <style:text-properties officeooo:rsid="001a9346"/>
    </style:style>
    <style:style style:name="T13" style:family="text">
      <style:text-properties officeooo:rsid="002d0f57"/>
    </style:style>
    <style:style style:name="T14" style:family="text">
      <style:text-properties officeooo:rsid="0012f97b"/>
    </style:style>
    <style:style style:name="T15" style:family="text">
      <style:text-properties officeooo:rsid="0016b3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5848638" text:style-name="L2">
        <text:list-item>
          <text:p text:style-name="P14"><text:span text:style-name="T14">3 distinct stages of growth </text:span><text:span text:style-name="T6">[1]</text:span></text:p>
        </text:list-item>
      </text:list>
      <text:list xml:id="list86813637" text:style-name="L1">
        <text:list-item>
          <text:list>
            <text:list-item>
              <text:p text:style-name="P3"><text:span text:style-name="T7">Young – </text:span>Typical conifer, triangular crown, spiral of short branches</text:p>
              <text:list>
                <text:list-item>
                  <text:p text:style-name="P3"><text:span text:style-name="T8">taproot </text:span><text:span text:style-name="T9">that disappears with maturity</text:span><text:span text:style-name="T8"> </text:span><text:span text:style-name="T6">[2]</text:span></text:p>
                </text:list-item>
                <text:list-item>
                  <text:p text:style-name="P4">branches on the length of the trunk</text:p>
                </text:list-item>
              </text:list>
            </text:list-item>
            <text:list-item>
              <text:p text:style-name="P3"><text:span text:style-name="T7">Ricker – </text:span>Tall and narrow, sheds lower branches</text:p>
              <text:list>
                <text:list-item>
                  <text:p text:style-name="P5">Narrow, tall tapering crowns <text:span text:style-name="T10">[2]</text:span></text:p>
                </text:list-item>
                <text:list-item>
                  <text:p text:style-name="P5">150-200 years <text:span text:style-name="T10">[2]</text:span></text:p>
                </text:list-item>
                <text:list-item>
                  <text:p text:style-name="P6">Stems reach 50cm and crowns start to spread <text:span text:style-name="T10">[2]</text:span></text:p>
                </text:list-item>
              </text:list>
            </text:list-item>
            <text:list-item>
              <text:p text:style-name="P3"><text:span text:style-name="T7">Mature – </text:span>Above canopy, girth increases, spreading crown of leaves</text:p>
              <text:list>
                <text:list-item>
                  <text:p text:style-name="P7">Trunk free from branches and knots, because of abscission of branches <text:span text:style-name="T11">[3]</text:span></text:p>
                </text:list-item>
                <text:list-item>
                  <text:p text:style-name="P3"><text:span text:style-name="T8">wide spreading lateral roots </text:span><text:span text:style-name="T9">(can be wider than crown)</text:span><text:span text:style-name="T8"> and descending peg roots </text:span><text:span text:style-name="T6">[2]</text:span></text:p>
                </text:list-item>
              </text:list>
            </text:list-item>
          </text:list>
        </text:list-item>
        <text:list-item>
          <text:p text:style-name="P3">Flat, oblong leaves <text:span text:style-name="T6">[1]</text:span></text:p>
          <text:list>
            <text:list-item>
              <text:p text:style-name="P8">2-3.5 cm adult [2]</text:p>
            </text:list-item>
            <text:list-item>
              <text:p text:style-name="P8">5-10cm x 5-12mm lanceolate young [2]</text:p>
            </text:list-item>
            <text:list-item>
              <text:p text:style-name="P8">functional 3-6 years [2]</text:p>
            </text:list-item>
            <text:list-item>
              <text:p text:style-name="P8">some leaves stay for 15 years [2]</text:p>
            </text:list-item>
          </text:list>
        </text:list-item>
        <text:list-item>
          <text:p text:style-name="P10">Large diameter trees are hollow <text:span text:style-name="T6">[2]</text:span></text:p>
        </text:list-item>
        <text:list-item>
          <text:p text:style-name="P10">Pod<text:span text:style-name="T12">z</text:span>olise soil <text:span text:style-name="T6">[2]</text:span></text:p>
        </text:list-item>
        <text:list-item>
          <text:p text:style-name="P11">Growth [2]</text:p>
          <text:list>
            <text:list-item>
              <text:p text:style-name="P10">mean annual increment of 2.5–6.0 mm in diameter and 0.3 m in height</text:p>
            </text:list-item>
            <text:list-item>
              <text:p text:style-name="P11">saplings grow in height 10-25cm annually</text:p>
            </text:list-item>
            <text:list-item>
              <text:p text:style-name="P11">30-40cm a year height increase in rickers when uncrowded</text:p>
            </text:list-item>
          </text:list>
        </text:list-item>
        <text:list-item>
          <text:p text:style-name="P12">Mature trees have 12-25m stems, untapered [2]</text:p>
        </text:list-item>
        <text:list-item>
          <text:p text:style-name="P12">Total height 30-50m, can reach 60m <text:span text:style-name="T15">[2]</text:span></text:p>
        </text:list-item>
        <text:list-item>
          <text:p text:style-name="P12">Massive crowns of upward arching branches [2]</text:p>
        </text:list-item>
        <text:list-item>
          <text:p text:style-name="P12">Flat or slightly rounded tops [2]</text:p>
        </text:list-item>
        <text:list-item>
          <text:p text:style-name="P12">Stem diameter [2]</text:p>
          <text:list>
            <text:list-item>
              <text:p text:style-name="P6">10-20cm: mean 127 years</text:p>
            </text:list-item>
            <text:list-item>
              <text:p text:style-name="P6">50-60cm: mean 231 years</text:p>
            </text:list-item>
            <text:list-item>
              <text:p text:style-name="P12">400-800 years: 1-2m</text:p>
            </text:list-item>
            <text:list-item>
              <text:p text:style-name="P12">Living giants: 3-5m</text:p>
            </text:list-item>
            <text:list-item>
              <text:p text:style-name="P12">6-7m have been recorded in the past</text:p>
            </text:list-item>
            <text:list-item>
              <text:p text:style-name="P12">Largest diameter recorded was 8.5m</text:p>
            </text:list-item>
          </text:list>
        </text:list-item>
        <text:list-item>
          <text:p text:style-name="P13">Volume <text:span text:style-name="T13">Equation [4]</text:span></text:p>
          <text:list>
            <text:list-item>
              <text:p text:style-name="P13"><text:span text:style-name="T4">Y </text:span><text:span text:style-name="T5">= </text:span><text:span text:style-name="T4">aX</text:span><text:span text:style-name="T3">b</text:span></text:p>
            </text:list-item>
            <text:list-item>
              <text:p text:style-name="P1"><text:span text:style-name="T1">Y = Stem and Branch (&gt;=10cm) Volume</text:span></text:p>
            </text:list-item>
            <text:list-item>
              <text:p text:style-name="P1"><text:span text:style-name="T1">X = Mean diameter at breast height</text:span></text:p>
            </text:list-item>
            <text:list-item>
              <text:p text:style-name="P1"><text:span text:style-name="T1">b = 0.968</text:span></text:p>
            </text:list-item>
            <text:list-item>
              <text:p text:style-name="P1"><text:span text:style-name="T1">a = 5.39×10</text:span><text:span text:style-name="T2">-5</text:span></text:p>
            </text:list-item>
          </text:list>
        </text:list-item>
      </text:list>
      <text:list xml:id="list943508364" text:style-name="L4">
        <text:list-item>
          <text:p text:style-name="P16"><text:a xlink:type="simple" xlink:href="https://teara.govt.nz/en/artwork/10022/stages-of-growth" text:style-name="Internet_20_link" text:visited-style-name="Visited_20_Internet_20_Link">https://teara.govt.nz/en/artwork/10022/stages-of-growth</text:a></text:p>
        </text:list-item>
        <text:list-item>
          <text:p text:style-name="P9">A review of New Zealand kauri</text:p>
        </text:list-item>
        <text:list-item>
          <text:p text:style-name="P15">Biological flora of New Zealand 8. Agathis australis</text:p>
        </text:list-item>
        <text:list-item>
          <text:p text:style-name="P15">Allometric Equations for Estimating Carbon Stocks</text:p>
        </text:list-item>
        <text:list-item>
          <text:p text:style-name="P2">control and management of kauri dieback in New Zealand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,Italic" svg:font-family="'TimesNewRoman,Italic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5T23:59:46.495000000</dc:date>
    <meta:editing-duration>PT4M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44" meta:word-count="308" meta:character-count="1633" meta:non-whitespace-character-count="1411"/>
  </office:meta>
</office:document-meta>
</file>